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Ubuntu Mono" fo:font-size="14pt" fo:font-weight="bold" officeooo:paragraph-rsid="0010837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Ubuntu Mono" fo:font-size="14pt" fo:font-weight="bold" officeooo:paragraph-rsid="00118c64" style:font-size-asian="14pt" style:font-weight-asian="bold" style:font-size-complex="14pt" style:font-weight-complex="bold"/>
    </style:style>
    <style:style style:name="P4" style:family="paragraph" style:parent-style-name="Standard">
      <style:paragraph-properties fo:break-before="page"/>
      <style:text-properties style:font-name="Ubuntu Mono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break-before="page"/>
      <style:text-properties style:font-name="Ubuntu Mono" fo:font-size="14pt" fo:font-weight="bold" officeooo:paragraph-rsid="00108372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style:font-name="Ubuntu Mono" fo:font-size="14pt" fo:font-weight="bold" officeooo:paragraph-rsid="00118c64" style:font-size-asian="14pt" style:font-weight-asian="bold" style:font-size-complex="14pt" style:font-weight-complex="bold"/>
    </style:style>
    <style:style style:name="T1" style:family="text">
      <style:text-properties fo:color="#3465a4" officeooo:rsid="001083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tement:</text:p>
      <text:p text:style-name="P1"><text:s text:c="6"/>setStatement</text:p>
      <text:p text:style-name="P1"><text:s text:c="2"/>| <text:s text:c="2"/>resetStatement</text:p>
      <text:p text:style-name="P1"><text:s text:c="2"/>| <text:s text:c="2"/>explain</text:p>
      <text:p text:style-name="P1"><text:s text:c="2"/>| <text:s text:c="2"/>describe</text:p>
      <text:p text:style-name="P1"><text:s text:c="2"/>| <text:s text:c="2"/>insert</text:p>
      <text:p text:style-name="P1"><text:s text:c="2"/>| <text:s text:c="2"/>update</text:p>
      <text:p text:style-name="P1"><text:s text:c="2"/>| <text:s text:c="2"/>merge</text:p>
      <text:p text:style-name="P1"><text:s text:c="2"/>| <text:s text:c="2"/>delete</text:p>
      <text:p text:style-name="P1"><text:s text:c="2"/>| <text:s text:c="2"/>query</text:p>
      <text:p text:style-name="P1"/>
      <text:p text:style-name="P1">setStatement:</text:p>
      <text:p text:style-name="P1"><text:s text:c="6"/>[ ALTER ( SYSTEM | SESSION ) ] SET identifier '=' expression</text:p>
      <text:p text:style-name="P1"/>
      <text:p text:style-name="P1">resetStatement:</text:p>
      <text:p text:style-name="P1"><text:s text:c="6"/>[ ALTER ( SYSTEM | SESSION ) ] RESET identifier</text:p>
      <text:p text:style-name="P1"><text:s text:c="2"/>| <text:s text:c="2"/>[ ALTER ( SYSTEM | SESSION ) ] RESET ALL</text:p>
      <text:p text:style-name="P1"/>
      <text:p text:style-name="P1">explain:</text:p>
      <text:p text:style-name="P1"><text:s text:c="6"/>EXPLAIN PLAN</text:p>
      <text:p text:style-name="P1"><text:s text:c="6"/>[ WITH TYPE | WITH IMPLEMENTATION | WITHOUT IMPLEMENTATION ]</text:p>
      <text:p text:style-name="P1"><text:s text:c="6"/>[ EXCLUDING ATTRIBUTES | INCLUDING [ ALL ] ATTRIBUTES ]</text:p>
      <text:p text:style-name="P1"><text:s text:c="6"/>[ AS JSON | AS XML ]</text:p>
      <text:p text:style-name="P1"><text:s text:c="6"/>FOR ( query | insert | update | merge | delete )</text:p>
      <text:p text:style-name="P1"/>
      <text:p text:style-name="P1">describe:</text:p>
      <text:p text:style-name="P1"><text:s text:c="6"/>DESCRIBE DATABASE databaseName</text:p>
      <text:p text:style-name="P1"><text:s text:c="3"/>| <text:s/>DESCRIBE CATALOG [ databaseName . ] catalogName</text:p>
      <text:p text:style-name="P1"><text:s text:c="3"/>| <text:s/>DESCRIBE SCHEMA [ [ databaseName . ] catalogName ] . schemaName</text:p>
      <text:p text:style-name="P1"><text:s text:c="3"/>| <text:s/>DESCRIBE [ TABLE ] [ [ [ databaseName . ] catalogName . ] schemaName . ] tableName [ columnName ]</text:p>
      <text:p text:style-name="P1"><text:s text:c="3"/>| <text:s/>DESCRIBE [ STATEMENT ] ( query | insert | update | merge | delete )</text:p>
      <text:p text:style-name="P1"/>
      <text:p text:style-name="P1">insert:</text:p>
      <text:p text:style-name="P1"><text:s text:c="6"/>( INSERT | UPSERT ) INTO tablePrimary</text:p>
      <text:p text:style-name="P1"><text:s text:c="6"/>[ '(' column [, column ]* ')' ]</text:p>
      <text:p text:style-name="P3"><text:s text:c="6"/>query</text:p>
      <text:p text:style-name="P6">update:</text:p>
      <text:p text:style-name="P1"><text:s text:c="6"/>UPDATE tablePrimary</text:p>
      <text:p text:style-name="P1"><text:s text:c="6"/>SET assign [, assign ]*</text:p>
      <text:p text:style-name="P1"><text:s text:c="6"/>[ WHERE booleanExpression ]</text:p>
      <text:p text:style-name="P1"/>
      <text:p text:style-name="P1">assign:</text:p>
      <text:p text:style-name="P1"><text:s text:c="6"/>identifier '=' expression</text:p>
      <text:p text:style-name="P1"/>
      <text:p text:style-name="P1">merge:</text:p>
      <text:p text:style-name="P1"><text:s text:c="6"/>MERGE INTO tablePrimary [ [ AS ] alias ]</text:p>
      <text:p text:style-name="P1"><text:s text:c="6"/>USING tablePrimary</text:p>
      <text:p text:style-name="P1"><text:s text:c="6"/>ON booleanExpression</text:p>
      <text:p text:style-name="P1"><text:s text:c="6"/>[ WHEN MATCHED THEN UPDATE SET assign [, assign ]* ]</text:p>
      <text:p text:style-name="P1"><text:s text:c="6"/>[ WHEN NOT MATCHED THEN INSERT VALUES '(' value [ , value ]* ')' ]</text:p>
      <text:p text:style-name="P1"/>
      <text:p text:style-name="P1">delete:</text:p>
      <text:p text:style-name="P1"><text:s text:c="6"/>DELETE FROM tablePrimary [ [ AS ] alias ]</text:p>
      <text:p text:style-name="P2"><text:s text:c="6"/>[ WHERE booleanExpression ]</text:p>
      <text:p text:style-name="P5">query:</text:p>
      <text:p text:style-name="P1"><text:s text:c="6"/>values</text:p>
      <text:p text:style-name="P1"><text:s text:c="2"/>| <text:s text:c="2"/>WITH withItem [ , withItem ]* query</text:p>
      <text:p text:style-name="P1"><text:s text:c="2"/>| <text:s text:c="2"/>{</text:p>
      <text:p text:style-name="P1"><text:s text:c="10"/>select</text:p>
      <text:p text:style-name="P1"><text:s text:c="6"/>| <text:s text:c="2"/>selectWithoutFrom</text:p>
      <text:p text:style-name="P1"><text:s text:c="6"/>| <text:s text:c="2"/>query UNION [ ALL | DISTINCT ] query</text:p>
      <text:p text:style-name="P1"><text:s text:c="6"/>| <text:s text:c="2"/>query EXCEPT [ ALL | DISTINCT ] query</text:p>
      <text:p text:style-name="P1"><text:s text:c="6"/>| <text:s text:c="2"/>query MINUS [ ALL | DISTINCT ] query</text:p>
      <text:p text:style-name="P1"><text:s text:c="6"/>| <text:s text:c="2"/>query INTERSECT [ ALL | DISTINCT ] query</text:p>
      <text:p text:style-name="P1"><text:s text:c="6"/>}</text:p>
      <text:p text:style-name="P1"><text:s text:c="6"/>[ ORDER BY orderItem [, orderItem ]* ]</text:p>
      <text:p text:style-name="P1"><text:s text:c="6"/>[ LIMIT [ start, ] { count | ALL } ]</text:p>
      <text:p text:style-name="P1"><text:s text:c="6"/>[ OFFSET start { ROW | ROWS } ]</text:p>
      <text:p text:style-name="P1"><text:s text:c="6"/>[ FETCH { FIRST | NEXT } [ count ] { ROW | ROWS } ONLY ]</text:p>
      <text:p text:style-name="P1"/>
      <text:p text:style-name="P1">withItem:</text:p>
      <text:p text:style-name="P1"><text:s text:c="6"/>name</text:p>
      <text:p text:style-name="P1"><text:s text:c="6"/>[ '(' column [, column ]* ')' ]</text:p>
      <text:p text:style-name="P1"><text:s text:c="6"/>AS '(' query ')'</text:p>
      <text:p text:style-name="P1"/>
      <text:p text:style-name="P1">orderItem:</text:p>
      <text:p text:style-name="P1"><text:s text:c="6"/>expression [ ASC | DESC ] [ NULLS FIRST | NULLS LAST ]</text:p>
      <text:p text:style-name="P1"/>
      <text:p text:style-name="P1">select:</text:p>
      <text:p text:style-name="P1"><text:s text:c="6"/>SELECT [ STREAM ] [ ALL | DISTINCT ]</text:p>
      <text:p text:style-name="P1"><text:s text:c="10"/>{ * | projectItem [, projectItem ]* }</text:p>
      <text:p text:style-name="P1"><text:s text:c="6"/>FROM tableExpression</text:p>
      <text:p text:style-name="P1"><text:s text:c="6"/>[ WHERE booleanExpression ]</text:p>
      <text:p text:style-name="P1"><text:s text:c="6"/>[ GROUP BY { groupItem [, groupItem ]* } ]</text:p>
      <text:p text:style-name="P1"><text:s text:c="6"/>[ HAVING booleanExpression ]</text:p>
      <text:p text:style-name="P1"><text:s text:c="6"/>[ WINDOW windowName AS windowSpec [, windowName AS windowSpec ]* ]</text:p>
      <text:p text:style-name="P1"/>
      <text:p text:style-name="P1">selectWithoutFrom:</text:p>
      <text:p text:style-name="P1"><text:s text:c="6"/>SELECT [ ALL | DISTINCT ]</text:p>
      <text:p text:style-name="P1"><text:s text:c="10"/>{ * | projectItem [, projectItem ]* }</text:p>
      <text:p text:style-name="P1"/>
      <text:p text:style-name="P1"><text:soft-page-break/>projectItem:</text:p>
      <text:p text:style-name="P1"><text:s text:c="6"/>expression [ [ AS ] columnAlias ]</text:p>
      <text:p text:style-name="P1"><text:s text:c="2"/>| <text:s text:c="2"/>tableAlias . *</text:p>
      <text:p text:style-name="P1"/>
      <text:p text:style-name="P1">tableExpression:</text:p>
      <text:p text:style-name="P1"><text:s text:c="6"/>tableReference [, tableReference ]*</text:p>
      <text:p text:style-name="P1"><text:s text:c="2"/>| <text:s text:c="2"/>tableExpression [ NATURAL ] [ ( LEFT | RIGHT | FULL ) [ OUTER ] ] JOIN tableExpression [ joinCondition ]</text:p>
      <text:p text:style-name="P1"><text:s text:c="2"/>| <text:s text:c="2"/>tableExpression CROSS JOIN tableExpression</text:p>
      <text:p text:style-name="P1"><text:s text:c="2"/>| <text:s text:c="2"/>tableExpression [ CROSS | OUTER ] APPLY tableExpression</text:p>
      <text:p text:style-name="P1"/>
      <text:p text:style-name="P1">joinCondition:</text:p>
      <text:p text:style-name="P1"><text:s text:c="6"/>ON booleanExpression</text:p>
      <text:p text:style-name="P1"><text:s text:c="2"/>| <text:s text:c="2"/>USING '(' column [, column ]* ')'</text:p>
      <text:p text:style-name="P1"/>
      <text:p text:style-name="P1">tableReference:</text:p>
      <text:p text:style-name="P1"><text:s text:c="6"/>tablePrimary</text:p>
      <text:p text:style-name="P1"><text:s text:c="6"/>[ FOR SYSTEM_TIME AS OF expression ]</text:p>
      <text:p text:style-name="P1"><text:s text:c="6"/>[ matchRecognize ]</text:p>
      <text:p text:style-name="P1"><text:s text:c="6"/>[ [ AS ] alias [ '(' columnAlias [, columnAlias ]* ')' ] ]</text:p>
      <text:p text:style-name="P1"/>
      <text:p text:style-name="P1">tablePrimary:</text:p>
      <text:p text:style-name="P1"><text:s text:c="6"/>[ [ catalogName . ] schemaName . ] tableName</text:p>
      <text:p text:style-name="P1"><text:s text:c="6"/>'(' TABLE [ [ catalogName . ] schemaName . ] tableName ')'</text:p>
      <text:p text:style-name="P1"><text:s text:c="2"/>| <text:s text:c="2"/>tablePrimary [ EXTEND ] '(' columnDecl [, columnDecl ]* ')'</text:p>
      <text:p text:style-name="P1"><text:s text:c="2"/>| <text:s text:c="2"/>[ LATERAL ] '(' query ')'</text:p>
      <text:p text:style-name="P1"><text:s text:c="2"/>| <text:s text:c="2"/>UNNEST '(' expression ')' [ WITH ORDINALITY ]</text:p>
      <text:p text:style-name="P1"><text:s text:c="2"/>| <text:s text:c="2"/>[ LATERAL ] TABLE '(' [ SPECIFIC ] functionName '(' expression [, expression ]* ')' ')'</text:p>
      <text:p text:style-name="P1"/>
      <text:p text:style-name="P1">columnDecl:</text:p>
      <text:p text:style-name="P1"><text:s text:c="6"/>column type [ NOT NULL ]</text:p>
      <text:p text:style-name="P1"/>
      <text:p text:style-name="P1">values:</text:p>
      <text:p text:style-name="P1"><text:s text:c="6"/>VALUES expression [, expression ]*</text:p>
      <text:p text:style-name="P1"/>
      <text:p text:style-name="P1"/>
      <text:p text:style-name="P4">groupItem:</text:p>
      <text:p text:style-name="P1"><text:s text:c="6"/>expression</text:p>
      <text:p text:style-name="P1"><text:s text:c="2"/>| <text:s text:c="2"/>'(' ')'</text:p>
      <text:p text:style-name="P1"><text:s text:c="2"/>| <text:s text:c="2"/>'(' expression [, expression ]* ')'</text:p>
      <text:p text:style-name="P1"><text:s text:c="2"/>| <text:s text:c="2"/>CUBE '(' expression [, expression ]* ')'</text:p>
      <text:p text:style-name="P1"><text:s text:c="2"/>| <text:s text:c="2"/>ROLLUP '(' expression [, expression ]* ')'</text:p>
      <text:p text:style-name="P1"><text:s text:c="2"/>| <text:s text:c="2"/>GROUPING SETS '(' groupItem [, groupItem ]* ')'</text:p>
      <text:p text:style-name="P1"/>
      <text:p text:style-name="P1">windowRef:</text:p>
      <text:p text:style-name="P1"><text:s text:c="6"/>windowName</text:p>
      <text:p text:style-name="P1"><text:s text:c="2"/>| <text:s text:c="2"/>windowSpec</text:p>
      <text:p text:style-name="P1"/>
      <text:p text:style-name="P1">windowSpec:</text:p>
      <text:p text:style-name="P1"><text:s text:c="6"/>[ windowName ]</text:p>
      <text:p text:style-name="P1"><text:s text:c="6"/>'('</text:p>
      <text:p text:style-name="P1"><text:s text:c="6"/>[ ORDER BY orderItem [, orderItem ]* ]</text:p>
      <text:p text:style-name="P1"><text:s text:c="6"/>[ PARTITION BY expression [, expression ]* ]</text:p>
      <text:p text:style-name="P1"><text:s text:c="6"/>[</text:p>
      <text:p text:style-name="P1"><text:s text:c="10"/>RANGE numericOrIntervalExpression { PRECEDING | FOLLOWING }</text:p>
      <text:p text:style-name="P1"><text:s text:c="6"/>| <text:s text:c="2"/>ROWS numericExpression { PRECEDING | FOLLOWING }</text:p>
      <text:p text:style-name="P1"><text:s text:c="6"/>]</text:p>
      <text:p text:style-name="P1"><text:s text:c="6"/>')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4.8201in" style:type="center"/>
          <style:tab-stop style:position="9.640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6in" fo:margin-bottom="0.6in" fo:margin-left="0.6799in" fo:margin-right="0.6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1:21:57.340302854</meta:creation-date>
    <meta:print-date>2019-05-25T11:50:19.103741391</meta:print-date>
    <dc:date>2019-05-25T13:19:08.892299433</dc:date>
    <meta:editing-duration>PT1H25M51S</meta:editing-duration>
    <meta:editing-cycles>1</meta:editing-cycles>
    <meta:document-statistic meta:table-count="0" meta:image-count="0" meta:object-count="0" meta:page-count="5" meta:paragraph-count="125" meta:word-count="681" meta:character-count="4091" meta:non-whitespace-character-count="2967"/>
    <meta:generator>LibreOffice/6.1.5.2$Linux_X86_64 LibreOffice_project/10$Build-2</meta:generator>
  </office:meta>
</office:document-meta>
</file>